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Contents_20_1">
      <style:paragraph-properties>
        <style:tab-stops>
          <style:tab-stop style:position="14cm" style:type="right" style:leader-style="dotted" style:leader-text="."/>
        </style:tab-stops>
      </style:paragraph-properties>
    </style:style>
    <style:style style:name="P5" style:family="paragraph" style:parent-style-name="Contents_20_2">
      <style:paragraph-properties>
        <style:tab-stops>
          <style:tab-stop style:position="13.501cm" style:type="right" style:leader-style="dotted" style:leader-text="."/>
        </style:tab-stops>
      </style:paragraph-properties>
    </style:style>
    <style:style style:name="P6" style:family="paragraph" style:parent-style-name="Contents_20_3">
      <style:paragraph-properties>
        <style:tab-stops>
          <style:tab-stop style:position="13.002cm" style:type="right" style:leader-style="dotted" style:leader-text="."/>
        </style:tab-stops>
      </style:paragraph-properties>
    </style:style>
    <style:style style:name="P7" style:family="paragraph" style:parent-style-name="Text_20_body">
      <style:paragraph-properties fo:text-align="center" style:justify-single-word="false"/>
      <style:text-properties officeooo:paragraph-rsid="00067f4c"/>
    </style:style>
    <style:style style:name="P8" style:family="paragraph" style:parent-style-name="Text_20_body">
      <style:paragraph-properties fo:text-align="start" style:justify-single-word="false"/>
      <style:text-properties officeooo:paragraph-rsid="0006da2d"/>
    </style:style>
    <style:style style:name="P9" style:family="paragraph" style:parent-style-name="Text_20_body">
      <style:text-properties officeooo:rsid="000a0f31" officeooo:paragraph-rsid="000a0f31"/>
    </style:style>
    <style:style style:name="P10" style:family="paragraph" style:parent-style-name="Text_20_body">
      <style:paragraph-properties fo:text-align="start" style:justify-single-word="false"/>
      <style:text-properties officeooo:rsid="00067f4c" officeooo:paragraph-rsid="00067f4c"/>
    </style:style>
    <style:style style:name="P11" style:family="paragraph" style:parent-style-name="Text_20_body">
      <style:paragraph-properties fo:text-align="justify" style:justify-single-word="false"/>
      <style:text-properties officeooo:paragraph-rsid="001911e3"/>
    </style:style>
    <style:style style:name="P12" style:family="paragraph" style:parent-style-name="Text_20_body">
      <style:text-properties officeooo:paragraph-rsid="00098d3f"/>
    </style:style>
    <style:style style:name="P13" style:family="paragraph" style:parent-style-name="Text_20_body">
      <style:text-properties officeooo:rsid="00098d3f" officeooo:paragraph-rsid="00098d3f"/>
    </style:style>
    <style:style style:name="P14" style:family="paragraph" style:parent-style-name="Text_20_body">
      <style:text-properties officeooo:paragraph-rsid="001a6ab3"/>
    </style:style>
    <style:style style:name="P15"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16"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17"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1" style:font-weight-asian="bold" style:font-size-complex="12pt"/>
    </style:style>
    <style:style style:name="P18" style:family="paragraph" style:parent-style-name="Standard">
      <style:paragraph-properties fo:margin-left="9.208cm" fo:margin-right="0cm" fo:text-indent="0cm" style:auto-text-indent="false"/>
      <style:text-properties officeooo:paragraph-rsid="00171a99" style:font-name-asian="Times New Roman1" style:font-size-complex="12pt"/>
    </style:style>
    <style:style style:name="P19"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20"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1" style:font-size-complex="12pt"/>
    </style:style>
    <style:style style:name="P21"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22"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1" style:font-size-complex="12pt"/>
    </style:style>
    <style:style style:name="P23"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24"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25"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1" style:font-weight-asian="normal" style:font-size-complex="12pt" style:font-weight-complex="normal"/>
    </style:style>
    <style:style style:name="P26"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P27" style:family="paragraph" style:parent-style-name="Standard">
      <style:paragraph-properties fo:margin-left="0cm" fo:margin-right="0.023cm" fo:text-align="justify" style:justify-single-word="false" fo:text-indent="0cm" style:auto-text-indent="false"/>
      <style:text-properties officeooo:paragraph-rsid="00171a99"/>
    </style:style>
    <style:style style:name="P28" style:family="paragraph" style:parent-style-name="ANAK_20_PASAL" style:list-style-name="ANAK_20_PASAL">
      <style:text-properties officeooo:rsid="000c91e7" officeooo:paragraph-rsid="000c91e7"/>
    </style:style>
    <style:style style:name="P29" style:family="paragraph" style:parent-style-name="Heading_20_1">
      <style:paragraph-properties fo:text-align="center" style:justify-single-word="false"/>
      <style:text-properties officeooo:rsid="00067f4c" officeooo:paragraph-rsid="001911e3"/>
    </style:style>
    <style:style style:name="P30" style:family="paragraph" style:parent-style-name="Heading_20_1" style:master-page-name="angka_20_romawi">
      <style:paragraph-properties fo:text-align="center" style:justify-single-word="false" style:page-number="auto"/>
      <style:text-properties officeooo:rsid="00067f4c" officeooo:paragraph-rsid="00067f4c"/>
    </style:style>
    <style:style style:name="P31" style:family="paragraph" style:parent-style-name="Heading_20_1">
      <style:paragraph-properties fo:text-align="center" style:justify-single-word="false" fo:break-before="page"/>
      <style:text-properties officeooo:rsid="00067f4c" officeooo:paragraph-rsid="00067f4c"/>
    </style:style>
    <style:style style:name="P32"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33" style:family="paragraph" style:parent-style-name="Heading_20_1" style:master-page-name="First_20_Page">
      <style:paragraph-properties fo:text-align="center" style:justify-single-word="false" style:page-number="auto"/>
      <style:text-properties officeooo:paragraph-rsid="000a0f31"/>
    </style:style>
    <style:style style:name="P34" style:family="paragraph" style:parent-style-name="Heading_20_2" style:list-style-name="SUB_20_BAB"/>
    <style:style style:name="P35" style:family="paragraph" style:parent-style-name="Heading_20_2" style:list-style-name="SUB_20_BAB">
      <style:text-properties officeooo:rsid="000a0f31" officeooo:paragraph-rsid="001a6ab3"/>
    </style:style>
    <style:style style:name="P36" style:family="paragraph" style:parent-style-name="Heading_20_2" style:list-style-name="SUB_20_BAB">
      <style:text-properties officeooo:rsid="000a0f31" officeooo:paragraph-rsid="000a0f31"/>
    </style:style>
    <style:style style:name="P37" style:family="paragraph" style:parent-style-name="Heading_20_2" style:list-style-name="">
      <style:paragraph-properties fo:line-height="150%" fo:text-align="justify" style:justify-single-word="false"/>
      <style:text-properties officeooo:rsid="000a0f31" officeooo:paragraph-rsid="000a0f31"/>
    </style:style>
    <style:style style:name="P38" style:family="paragraph" style:parent-style-name="Heading_20_2" style:list-style-name="SUB_20_BAB">
      <style:paragraph-properties fo:break-before="page"/>
      <style:text-properties officeooo:rsid="000a0f31" officeooo:paragraph-rsid="000a0f31"/>
    </style:style>
    <style:style style:name="P39" style:family="paragraph" style:parent-style-name="Heading_20_3" style:list-style-name="SUB_20_BAB">
      <style:text-properties officeooo:rsid="000b426d" officeooo:paragraph-rsid="000b426d"/>
    </style:style>
    <style:style style:name="P40"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1" style:font-size-complex="12pt"/>
    </style:style>
    <style:style style:name="P41"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42"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43"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font-name-asian="Times New Roman1" style:font-size-complex="12pt"/>
    </style:style>
    <style:style style:name="P44"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1" style:font-size-complex="12pt"/>
    </style:style>
    <style:style style:name="P45"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46" style:family="paragraph" style:parent-style-name="Text_20_body">
      <style:text-properties officeooo:rsid="00098d3f" officeooo:paragraph-rsid="00098d3f"/>
    </style:style>
    <style:style style:name="P47" style:family="paragraph" style:parent-style-name="Text_20_body" style:list-style-name="L1">
      <style:text-properties officeooo:rsid="00098d3f" officeooo:paragraph-rsid="001ba8d2"/>
    </style:style>
    <style:style style:name="T1" style:family="text">
      <style:text-properties officeooo:rsid="0008c8dd"/>
    </style:style>
    <style:style style:name="T2" style:family="text">
      <style:text-properties officeooo:rsid="001183c7"/>
    </style:style>
    <style:style style:name="T3" style:family="text">
      <style:text-properties fo:font-weight="bold" style:font-weight-asian="bold" style:font-weight-complex="bold"/>
    </style:style>
    <style:style style:name="T4" style:family="text">
      <style:text-properties fo:font-weight="bold" officeooo:rsid="0011e711" style:font-weight-asian="bold" style:font-weight-complex="bold"/>
    </style:style>
    <style:style style:name="T5" style:family="text">
      <style:text-properties fo:font-weight="bold" officeooo:rsid="001a6ab3" style:font-weight-asian="bold" style:font-weight-complex="bold"/>
    </style:style>
    <style:style style:name="T6" style:family="text">
      <style:text-properties fo:font-weight="bold" officeooo:rsid="00098d3f" style:font-weight-asian="bold" style:font-weight-complex="bold"/>
    </style:style>
    <style:style style:name="T7" style:family="text">
      <style:text-properties fo:font-weight="bold" officeooo:rsid="00171a99" style:font-weight-asian="bold" style:font-name-complex="Times New Roman1" style:font-size-complex="12pt" style:font-weight-complex="bold"/>
    </style:style>
    <style:style style:name="T8" style:family="text">
      <style:text-properties fo:font-weight="bold" style:font-name-asian="Times New Roman1" style:font-weight-asian="bold" style:font-size-complex="12pt"/>
    </style:style>
    <style:style style:name="T9" style:family="text">
      <style:text-properties style:font-name-asian="Times New Roman1" style:font-size-complex="12pt"/>
    </style:style>
    <style:style style:name="T10" style:family="text">
      <style:text-properties officeooo:rsid="00171a99" style:font-name-asian="Times New Roman1" style:font-size-complex="12pt"/>
    </style:style>
    <style:style style:name="T11" style:family="text">
      <style:text-properties officeooo:rsid="00199bbe" style:font-name-asian="Times New Roman1" style:font-size-complex="12pt"/>
    </style:style>
    <style:style style:name="T12" style:family="text">
      <style:text-properties officeooo:rsid="00199bbe" style:font-name-asian="Times New Roman1" style:font-name-complex="Times New Roman1" style:font-size-complex="12pt"/>
    </style:style>
    <style:style style:name="T13" style:family="text">
      <style:text-properties style:font-size-complex="12pt"/>
    </style:style>
    <style:style style:name="T14" style:family="text">
      <style:text-properties officeooo:rsid="0014dc8b" style:font-size-complex="12pt"/>
    </style:style>
    <style:style style:name="T15" style:family="text">
      <style:text-properties style:font-name-complex="Times New Roman1" style:font-size-complex="12pt"/>
    </style:style>
    <style:style style:name="T16" style:family="text">
      <style:text-properties officeooo:rsid="00199bbe" style:font-name-complex="Times New Roman1" style:font-size-complex="12pt"/>
    </style:style>
    <style:style style:name="T17" style:family="text">
      <style:text-properties officeooo:rsid="00199bbe"/>
    </style:style>
    <style:style style:name="T18" style:family="text">
      <style:text-properties officeooo:rsid="00098d3f"/>
    </style:style>
    <style:style style:name="T19" style:family="text">
      <style:text-properties fo:font-style="italic" officeooo:rsid="00098d3f"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bookmark-start text:name="__RefHeading___Toc639_4036662199"/>KATA PENGANTAR<text:bookmark-end text:name="__RefHeading___Toc639_4036662199"/></text:h>
      <text:p text:style-name="P21"><text:span text:style-name="T9">Puji dan syukur penulis panjatkan Kehadirat Allah </text:span><text:span text:style-name="ilfuvd">Subhanahu wa Ta'ala</text:span><text:span text:style-name="T9"> yang telah memberikan rahmat dan karunia-Nya kepada penulis, shalawat serta salam semoga tercurah kepada Nabi Muhammad </text:span><text:span text:style-name="ilfuvd">Shallallahu 'alaihi wasallam</text:span><text:span text:style-name="T9">, serta kepada semua pihak yang telah turut seerta membantu dalam penyusunan </text:span><text:span text:style-name="T10">Proposal Skripsi</text:span><text:span text:style-name="T9"> dengan judul </text:span><text:span text:style-name="T8">“</text:span><text:span text:style-name="T7">Rancang Bangun Aplikasi Monitoring Anak Di Pondok Pesantren Tafriijul Ahkam Cikiray Berbasis Android</text:span><text:span text:style-name="T8">”</text:span></text:p>
      <text:p text:style-name="P23"><text:span text:style-name="T9">Mengingat akan keterbatasan dan kemampuan, penulis sadar bahwa penulisan </text:span><text:span text:style-name="T10">Proposal Skripsi</text:span><text:span text:style-name="T9"> ini masih jauh dari kesempurnaan, oleh karena itu penulis sangat mengharapkan adanya kritik dan saran yang bersifat membangun dan sebagai bahan pertimbangan penulis di masa mendatang.</text:span></text:p>
      <text:p text:style-name="P22">Pada kesempatan ini, penulis mengucapkan terima kasih yang sebesar-besarnya kepada seluruh pihak yang telah memberikan bimbingan dalam penyelesaian laporan PKN ini terutama kepada :</text:p>
      <text:list xml:id="list2973681026" text:style-name="WWNum1">
        <text:list-item>
          <text:p text:style-name="P40">Bapak Dr. Sudaryono, S.P., S.Pd., M.Pd, selaku Rektor Universitas Banten Jaya.</text:p>
        </text:list-item>
        <text:list-item>
          <text:p text:style-name="P41"><text:span text:style-name="T9">Bapak </text:span><text:span text:style-name="T13">Ed</text:span><text:span text:style-name="T14">y</text:span><text:span text:style-name="T13"> Ra</text:span><text:span text:style-name="T14">k</text:span><text:span text:style-name="T13">hmat, S.Kom, M.Kom</text:span><text:span text:style-name="T9">, selaku Dekan Fakultas Ilmu Komputer.</text:span></text:p>
        </text:list-item>
        <text:list-item>
          <text:p text:style-name="P41"><text:span text:style-name="T9">Bapak </text:span><text:span text:style-name="T12">Yul Hendra</text:span><text:span text:style-name="T15">, S.Kom, M.</text:span><text:span text:style-name="T16">Kom</text:span><text:span text:style-name="T9">, selaku </text:span><text:span text:style-name="T15">Kepala Program Studi Teknik Informatika Fakultas Ilmu Komputer Universitas Banten Jaya.</text:span></text:p>
        </text:list-item>
        <text:list-item>
          <text:p text:style-name="P40">Seluruh Dosen dan Staff Universitas Banten Jaya Serang.</text:p>
        </text:list-item>
        <text:list-item>
          <text:p text:style-name="P41"><text:span text:style-name="T9">Bapak </text:span><text:span text:style-name="T11">KH. Adang Zajuly,S.HI selaku Pimpinan pondok pesantren Tafriijul Ahkam Cikiray</text:span><text:span text:style-name="T9">.</text:span></text:p>
        </text:list-item>
        <text:list-item>
          <text:p text:style-name="P41"><text:span text:style-name="T11">Bapak Riyad Mansuriyadi,S.Kom selaku pembimbing lapangan di pondok pesantren Tafriijul Ahkam Cikiray</text:span><text:span text:style-name="T9">.</text:span></text:p>
        </text:list-item>
        <text:list-item>
          <text:p text:style-name="P41"><text:span text:style-name="T9">Terima kasih kepada teman-teman yang terus menerus memberikan motivasi untuk menyelesaikan </text:span><text:span text:style-name="T11">Proposal Skripsi.</text:span></text:p>
        </text:list-item>
        <text:list-item>
          <text:p text:style-name="P42"><text:span text:style-name="T9">Serta kepada seluruh pihak yang tidak dapat disebutkan satu persatu, terima kasih atas bantuannya, semoga Allah </text:span><text:span text:style-name="ilfuvd">Subhanahu wa Ta'ala</text:span><text:span text:style-name="T9"> membalas kebaikan semua.</text:span></text:p>
          <text:p text:style-name="P43"/>
        </text:list-item>
      </text:list>
      <text:p text:style-name="P27"><text:span text:style-name="T9">Akhir kata penulis mengharapkan </text:span><text:span text:style-name="T11">Proposal Skripsi</text:span><text:span text:style-name="T9"> ini dapat memberi manfaat khususnya bagi penulis sendiri, umumnya bagi para pembaca terutama Mahasiswa/i Universitas Banten Jaya, penulis mengucapkan terima kasih yang sebesar-besarnya kepada semua pihak yang telah membantu.</text:span></text:p>
      <text:p text:style-name="P44"/>
      <text:p text:style-name="P20">Serang, <text:span text:style-name="T17">30 Desember </text:span>2019</text:p>
      <text:p text:style-name="P18">Penulis</text:p>
      <text:p text:style-name="P19"/>
      <text:p text:style-name="P19"/>
      <text:p text:style-name="P19"/>
      <text:p text:style-name="P24">MA’MUN AMRI</text:p>
      <text:p text:style-name="P17">NPM: 1101161096</text:p>
      <text:p text:style-name="P45"><text:span text:style-name="T3">MAMUN AMRI “</text:span><text:span text:style-name="T4">Rancang Bangun Aplikasi Monitoring Anak Di Pondok Pesantren Tafriijul Ahkam Cikiray Berbasis Android</text:span><text:span text:style-name="T3">”</text:span> Jurusan / Program Studi Teknik Informatika, Jenjang Pendidikan / Strata 1 (S1). <text:span text:style-name="T2">Proposal Skripsi</text:span>, <text:span text:style-name="T2">16</text:span> <text:span text:style-name="T2">Desember</text:span> 2019.</text:p>
      <table:table table:name="Table1" table:style-name="Table1">
        <table:table-column table:style-name="Table1.A"/>
        <table:table-row table:style-name="Table1.1">
          <table:table-cell table:style-name="Table1.A1" office:value-type="string">
            <text:p text:style-name="P16">ix + <text:s/>26 Halaman, 10 Gambar, 3 Lampiran, 2 Simbol </text:p>
          </table:table-cell>
        </table:table-row>
      </table:table>
      <text:p text:style-name="P15"/>
      <text:h text:style-name="P29" text:outline-level="1"><text:bookmark-start text:name="__RefHeading___Toc635_4036662199"/>ABSTRAK<text:bookmark-end text:name="__RefHeading___Toc635_4036662199"/></text:h>
      <text:p text:style-name="P11">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1">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text:soft-page-break/>orang tua dalam memperoleh informasi anak selama mondok sehingga orang tua dapat memperoleh data santri lebih detail.</text:p>
      <text:p text:style-name="P11"/>
      <text:p text:style-name="P25">Kata Kunci: Monitoring Aktivitas Anak, Android, Pesantren</text:p>
      <text:h text:style-name="P31" text:outline-level="1"><text:bookmark-start text:name="__RefHeading___Toc641_4036662199"/>DAFTAR ISI<text:bookmark-end text:name="__RefHeading___Toc641_4036662199"/></text:h>
      <text:p text:style-name="P7"/>
      <text:p text:style-name="P26">HALAMAN JUDUL</text:p>
      <text:p text:style-name="P26">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635_4036662199" text:style-name="Index_20_Link" text:visited-style-name="Index_20_Link">ABSTRAK<text:tab/>i</text:a></text:p>
          <text:p text:style-name="P4"><text:a xlink:type="simple" xlink:href="#__RefHeading___Toc639_4036662199" text:style-name="Index_20_Link" text:visited-style-name="Index_20_Link">KATA PENGANTAR<text:tab/>ii</text:a></text:p>
          <text:p text:style-name="P4"><text:a xlink:type="simple" xlink:href="#__RefHeading___Toc641_4036662199" text:style-name="Index_20_Link" text:visited-style-name="Index_20_Link">DAFTAR ISI<text:tab/>iii</text:a></text:p>
          <text:p text:style-name="P4"><text:a xlink:type="simple" xlink:href="#__RefHeading___Toc747_4036662199" text:style-name="Index_20_Link" text:visited-style-name="Index_20_Link">DAFTAR SIMBOL<text:tab/>iv</text:a></text:p>
          <text:p text:style-name="P4"><text:a xlink:type="simple" xlink:href="#__RefHeading___Toc749_4036662199" text:style-name="Index_20_Link" text:visited-style-name="Index_20_Link">DAFTAR GAMBAR<text:tab/>v</text:a></text:p>
          <text:p text:style-name="P4"><text:a xlink:type="simple" xlink:href="#__RefHeading___Toc761_4036662199" text:style-name="Index_20_Link" text:visited-style-name="Index_20_Link">BAB I PENDAHULUAN<text:tab/>1</text:a></text:p>
          <text:p text:style-name="P5"><text:a xlink:type="simple" xlink:href="#__RefHeading___Toc763_4036662199" text:style-name="Index_20_Link" text:visited-style-name="Index_20_Link">A. Latar belakang masalah<text:tab/>1</text:a></text:p>
          <text:p text:style-name="P5"><text:a xlink:type="simple" xlink:href="#__RefHeading___Toc821_4036662199" text:style-name="Index_20_Link" text:visited-style-name="Index_20_Link">B. identifikasi masalah<text:tab/>3</text:a></text:p>
          <text:p text:style-name="P5"><text:a xlink:type="simple" xlink:href="#__RefHeading___Toc823_4036662199" text:style-name="Index_20_Link" text:visited-style-name="Index_20_Link">C. pembatasan masalah<text:tab/>4</text:a></text:p>
          <text:p text:style-name="P5"><text:a xlink:type="simple" xlink:href="#__RefHeading___Toc825_4036662199" text:style-name="Index_20_Link" text:visited-style-name="Index_20_Link">D. perumusan masalah<text:tab/>5</text:a></text:p>
          <text:p text:style-name="P5"><text:a xlink:type="simple" xlink:href="#__RefHeading___Toc827_4036662199" text:style-name="Index_20_Link" text:visited-style-name="Index_20_Link">E. tujuan dan manfaat penelitian<text:tab/>6</text:a></text:p>
          <text:p text:style-name="P5"><text:a xlink:type="simple" xlink:href="#__RefHeading___Toc829_4036662199" text:style-name="Index_20_Link" text:visited-style-name="Index_20_Link">F. sistematika penulisan<text:tab/>7</text:a></text:p>
          <text:p text:style-name="P4"><text:a xlink:type="simple" xlink:href="#__RefHeading___Toc831_4036662199" text:style-name="Index_20_Link" text:visited-style-name="Index_20_Link">BAB II TINJAUAN PUSTAKA<text:tab/>8</text:a></text:p>
          <text:p text:style-name="P5"><text:a xlink:type="simple" xlink:href="#__RefHeading___Toc833_4036662199" text:style-name="Index_20_Link" text:visited-style-name="Index_20_Link">A. Landasan teori<text:tab/>8</text:a></text:p>
          <text:p text:style-name="P5"><text:a xlink:type="simple" xlink:href="#__RefHeading___Toc835_4036662199" text:style-name="Index_20_Link" text:visited-style-name="Index_20_Link">B. penelitian sebelumnya<text:tab/>8</text:a></text:p>
          <text:p text:style-name="P4"><text:a xlink:type="simple" xlink:href="#__RefHeading___Toc837_4036662199" text:style-name="Index_20_Link" text:visited-style-name="Index_20_Link">BAB III METODOLOGI PENELITIAN<text:tab/>9</text:a></text:p>
          <text:p text:style-name="P5"><text:a xlink:type="simple" xlink:href="#__RefHeading___Toc839_4036662199" text:style-name="Index_20_Link" text:visited-style-name="Index_20_Link">A. Metodologi pengembangan sistem<text:tab/>9</text:a></text:p>
          <text:p text:style-name="P5"><text:a xlink:type="simple" xlink:href="#__RefHeading___Toc841_4036662199" text:style-name="Index_20_Link" text:visited-style-name="Index_20_Link">B. perancangan sistem<text:tab/>9</text:a></text:p>
          <text:p text:style-name="P6"><text:a xlink:type="simple" xlink:href="#__RefHeading___Toc843_4036662199" text:style-name="Index_20_Link" text:visited-style-name="Index_20_Link">B.1. Pemodelan<text:tab/>9</text:a></text:p>
          <text:p text:style-name="P6"><text:a xlink:type="simple" xlink:href="#__RefHeading___Toc845_4036662199" text:style-name="Index_20_Link" text:visited-style-name="Index_20_Link">B.2. perancangan sistem<text:tab/>9</text:a></text:p>
        </text:index-body>
      </text:table-of-content>
      <text:p text:style-name="P10"/>
      <text:h text:style-name="P32" text:outline-level="1"><text:bookmark-start text:name="__RefHeading___Toc761_4036662199"/>BAB I PENDAHULUAN<text:bookmark-end text:name="__RefHeading___Toc761_4036662199"/></text:h>
      <text:p text:style-name="P8"/>
      <text:list xml:id="list1868476078" text:style-name="SUB_20_BAB">
        <text:list-item>
          <text:list>
            <text:list-item>
              <text:h text:style-name="P34" text:outline-level="2"><text:bookmark-start text:name="__RefHeading___Toc763_4036662199"/>L<text:span text:style-name="T1">atar belakang masalah</text:span><text:bookmark-end text:name="__RefHeading___Toc763_4036662199"/></text:h>
            </text:list-item>
          </text:list>
        </text:list-item>
      </text:list>
      <text:p text:style-name="P13">Pesantren merupakan lembaga pendidikan, yang menampung peserta didik dan dibina agar memiliki kemampuan, kecerdasan, dan keterampilan sehingga tercapainya tujuan pendidikan. Pesantren Modern Tafriijul Ahkam Cikiray adalah institusi pendidikan agama berbasiskan pondok yang mengatur segala hal yang berkaitan dengan penyelenggaraan pendidikan keagamaan. Sebagai institusi pendidikan Islam, yang telah melahirkan ribuan alumni yang berakhlakul karimah dan berwawasan luas, pihak pesantren menginginkan sebuah sistem yang dapat memberikan informasi segala aktivitas anak selama mondok sehingga dapat menambah kepercayaan orang tua untuk menempatkan anakanya dalam Pesantren. Pesantren Modern Tafriijul Ahkam Cikiray didirikan tahun 2003. Merupakan salah satu pesantren yang ada di Kabupaten Lebak berlokasi di jln. Kiyai Abdul Barri Kp. Cikiray Kec. Rangkas Bitung, Kab. Lebak, Prov. Banten, bertujuan untuk menciptakan ulama yang berpengetahuan luas, mandiri dan menguasai teknologi sesuai dengan tuntutan kemajuan dan perkembangan zaman. Pesantren ini menaungi tiga Madrasah/Sekolah yaitu Madrasah Ibtidaiyah, Madrasah Tsanawiyah, dan Madrasah Aliyah. Adapun Visi dan Misi Pesantren Modern Tafriijul Ahkam Cikiray yaitu mempersiapkan dan mengantarkan santri yang unggul dalam prestasi, beriman dan berakhlak mulia dan menerapkan manajemen partisipatif dengan melibatkan seluruh warga sekolah. </text:p>
      <text:p text:style-name="P13">Pada era globalisasi saat ini, sistem informasi dan teknologi komputer berkembang sangat pesat sejalan dengan besarnya kebutuhan terhadap informasi. Perkembangan teknologi informasi tidak lepas dari pesatnya perkembangan teknologi komputer, karena komputer merupakan media yang dapat memberikan kemudahan bagi manusia dalam menyelesaikan suatu <text:soft-page-break/>pekerjaan. Teknologi informasi adalah salah satu contoh produk teknologi yang berkembang pesat yang dapat membantu manusia dalam mengolah data serta menyajikan sebuah informasi yang berkualitas. Untuk menyediakan informasi tersebut, diperlukan suatu alat bantu atau media untuk mengolah beraneka ragam data agar dapat disajikan menjadi sebuah informasi yang bermanfaat. Perkembangan ilmu pengetahuan dan teknologi informasi yang memudahkan manusia dalam melakukan berbagai aktifitas. Contoh pesatnya perkembangan teknologi informasi adalah perkembangan dari teknologi mobile yang memberikan dampak besar khususnya pengguna device tersebut. Pada awalnya digunakan hanya untuk keperluan komunikasi suara antar manusia, pesan singkat, pesan elektronik, dan keperluan browsing menuju pada penggunaan yang mulai menunjang kebutuhan sehari-hari dan berbagai keperluan. Perubahan fungsi oleh komputer seperti mengirimkan informasi dengan cepat dan mudah sekarang dapat dilakukan oleh mobilephone atau lebih dikenal dengan smartphone.</text:p>
      <text:p text:style-name="P13">Salah satu sistem operasi mobile yang digunakan oleh smartphone adalah Android. Android adalah sebuah sistem operasi untuk smartphone yang berbasis Linux. Kelebihan Android dibanding sistem operasi smartphone lainnya adalah Android bersifat open source code sehingga memudahkan para pengembang untuk menciptakan dan <text:s/>memodifikasi <text:s/>aplikasi <text:s/>atau <text:s/>fitur–fitur <text:s/>yang <text:s/>belum <text:s/>ada <text:s/>di <text:s/>sistem operasi Android sesuai dengan keinginan mereka sendiri. Android saat ini tidak hanya bisa membantu manusia dalam berkomunikasi tetapi juga dikembangkan untuk membantu mempermudah kerja manusia. Salah satunya dalam hal pengawasan pada anak dalam kegiatan belajarnya di sekolah khususnya pada Pesantren Modern Tafriijul Ahkam Cikiray.</text:p>
      <text:p text:style-name="P12"><text:span text:style-name="T18">Maka dari itu, dengan berkembangnya teknologi sekarang serta penggunaan gadget Android yang semakin banyak digunakan oleh manusia, maka muncul sebuah gagasan untuk membantu permasalahan yang terjadi pada orang tua santri dengan membuat </text:span><text:span text:style-name="T6">“Aplikasi Monitoring A</text:span><text:span text:style-name="T5">nak </text:span><text:span text:style-name="T6">berbasis </text:span><text:soft-page-break/><text:span text:style-name="T6">Android (Studi Kasus : Pesantren Modern T</text:span><text:span text:style-name="T5">afriijul Ahkam Cikiray</text:span><text:span text:style-name="T6">)”.</text:span><text:span text:style-name="T18"> Aplikasi ini diharapkan dapat membantu orang tua dalam mengawasi perkembangan anaknya dalam pesantren secara real time. Aplikasi ini merupakan bentuk tanggung jawab dari pihak pesantren kepada orang tua santri agar segala sesuatu yang terjadi dalam pesantren tidak semerta-merta disalahkan kepada pihak pesantren karena dengan monitoring ini pihak orang tua dapat mengontrol nilai dan absensi anaknya dari jauh.</text:span></text:p>
      <text:list xml:id="list7399952573" text:continue-numbering="true" text:style-name="SUB_20_BAB">
        <text:list-item>
          <text:list>
            <text:list-item>
              <text:h text:style-name="P35" text:outline-level="2">identifikasi masalah</text:h>
            </text:list-item>
          </text:list>
        </text:list-item>
      </text:list>
      <text:p text:style-name="P14"><text:span text:style-name="T18">Berdasarakan latar belakang masalah yang telah diuraikan di atas, maka pokok permasalahan yang dihadapi adalah “Bagaimana membuat aplikasi yang dapat me-</text:span><text:span text:style-name="T19">monitoring</text:span><text:span text:style-name="T18"> setiap Aktivitas santri pada Pesantren Modern Tafriijul Ahkam berbasis Android ?</text:span></text:p>
      <text:list xml:id="list7801168491" text:continue-numbering="true" text:style-name="SUB_20_BAB">
        <text:list-item>
          <text:list>
            <text:list-item>
              <text:h text:style-name="P36" text:outline-level="2"><text:bookmark-start text:name="__RefHeading___Toc823_4036662199"/>pembatasan masalah<text:bookmark-end text:name="__RefHeading___Toc823_4036662199"/></text:h>
            </text:list-item>
          </text:list>
        </text:list-item>
      </text:list>
      <text:p text:style-name="P13">Agar dalam pengerjaan tugas akhir ini dapat lebih terarah, maka fokus penelitian penulisan ini difokuskan pada pembahasan sebagai berikut :</text:p>
      <text:list xml:id="list1708139241" text:style-name="L1">
        <text:list-item>
          <text:p text:style-name="P47">Aplikasi ini berjalan pada smartphone berbasis Android dan web server sebagai pengolahan data santri sehingga dapat berfungsi dengan adanya koneksi internet.</text:p>
        </text:list-item>
        <text:list-item>
          <text:p text:style-name="P47">Aplikasi ini dirancang untuk menampilkan setiap aktivitas santri selama mondok dalam pesantren baik itu kegiatan ekstrakulikuler dari santri, maupun kegiatan kepesantrenan. Itu semua sebagai wujud rasa tanggung jawab dari pihak Pesantren kepada orang tua santri.</text:p>
        </text:list-item>
        <text:list-item>
          <text:p text:style-name="P47">User target pengguna aplikasi ini adalah orang tua santri Pesantren Modern Tafriijul Ahkam Cikiray yang akan menerima segala informasi aktivitas maupun tingkah laku yang dilakukan santri.</text:p>
        </text:list-item>
      </text:list>
      <text:h text:style-name="P37" text:outline-level="2"/>
      <text:list xml:id="list7903162405" text:continue-list="list7801168491" text:style-name="SUB_20_BAB">
        <text:list-item>
          <text:list>
            <text:list-item>
              <text:h text:style-name="P38" text:outline-level="2"><text:bookmark-start text:name="__RefHeading___Toc825_4036662199"/>perumusan masalah<text:bookmark-end text:name="__RefHeading___Toc825_4036662199"/></text:h>
            </text:list-item>
          </text:list>
        </text:list-item>
      </text:list>
      <text:p text:style-name="P9">Perumusan masalah</text:p>
      <text:h text:style-name="P37" text:outline-level="2"/>
      <text:list xml:id="list7308227120" text:continue-numbering="true" text:style-name="SUB_20_BAB">
        <text:list-item>
          <text:list>
            <text:list-item>
              <text:h text:style-name="P38" text:outline-level="2"><text:bookmark-start text:name="__RefHeading___Toc827_4036662199"/>tujuan dan manfaat penelitian<text:bookmark-end text:name="__RefHeading___Toc827_4036662199"/></text:h>
            </text:list-item>
          </text:list>
        </text:list-item>
      </text:list>
      <text:p text:style-name="P9">Tujuan dan manfaat penelitian</text:p>
      <text:h text:style-name="P37" text:outline-level="2"/>
      <text:list xml:id="list8295790272" text:continue-numbering="true" text:style-name="SUB_20_BAB">
        <text:list-item>
          <text:list>
            <text:list-item>
              <text:h text:style-name="P38" text:outline-level="2"><text:bookmark-start text:name="__RefHeading___Toc829_4036662199"/>sistematika penulisan<text:bookmark-end text:name="__RefHeading___Toc829_4036662199"/></text:h>
            </text:list-item>
          </text:list>
        </text:list-item>
      </text:list>
      <text:p text:style-name="P9">Penulisan</text:p>
      <text:p text:style-name="P9"/>
      <text:h text:style-name="P33" text:outline-level="1"><text:bookmark-start text:name="__RefHeading___Toc831_4036662199"/>BAB II TINJAUAN PUSTAKA<text:bookmark-end text:name="__RefHeading___Toc831_4036662199"/></text:h>
      <text:list xml:id="list8385971095" text:continue-list="list8295790272" text:style-name="SUB_20_BAB">
        <text:list-item>
          <text:list>
            <text:list-item text:start-value="1">
              <text:h text:style-name="P36" text:outline-level="2" text:restart-numbering="true" text:start-value="-1"><text:bookmark-start text:name="__RefHeading___Toc833_4036662199"/>Landasan teori<text:bookmark-end text:name="__RefHeading___Toc833_4036662199"/></text:h>
            </text:list-item>
          </text:list>
        </text:list-item>
      </text:list>
      <text:p text:style-name="P9">Landasan teori</text:p>
      <text:list xml:id="list7364813828" text:continue-numbering="true" text:style-name="SUB_20_BAB">
        <text:list-item>
          <text:list>
            <text:list-item>
              <text:h text:style-name="P36" text:outline-level="2"><text:bookmark-start text:name="__RefHeading___Toc835_4036662199"/>penelitian sebelumnya<text:bookmark-end text:name="__RefHeading___Toc835_4036662199"/></text:h>
            </text:list-item>
          </text:list>
        </text:list-item>
      </text:list>
      <text:p text:style-name="P9">Penelitian sebelumnya</text:p>
      <text:p text:style-name="P9"/>
      <text:h text:style-name="P33" text:outline-level="1"><text:bookmark-start text:name="__RefHeading___Toc837_4036662199"/>BAB III METODOLOGI PENELITIAN<text:bookmark-end text:name="__RefHeading___Toc837_4036662199"/></text:h>
      <text:list xml:id="list6810447312" text:continue-list="list7364813828" text:style-name="SUB_20_BAB">
        <text:list-item>
          <text:list>
            <text:list-item text:start-value="1">
              <text:h text:style-name="P36" text:outline-level="2" text:restart-numbering="true" text:start-value="-1"><text:bookmark-start text:name="__RefHeading___Toc839_4036662199"/>Metodologi pengembangan sistem<text:bookmark-end text:name="__RefHeading___Toc839_4036662199"/></text:h>
            </text:list-item>
          </text:list>
        </text:list-item>
      </text:list>
      <text:p text:style-name="P9">Pengembangan sistem</text:p>
      <text:list xml:id="list7755212431" text:continue-numbering="true" text:style-name="SUB_20_BAB">
        <text:list-item>
          <text:list>
            <text:list-item>
              <text:h text:style-name="P36" text:outline-level="2"><text:bookmark-start text:name="__RefHeading___Toc841_4036662199"/>perancangan sistem<text:bookmark-end text:name="__RefHeading___Toc841_4036662199"/></text:h>
              <text:list>
                <text:list-item>
                  <text:h text:style-name="P39" text:outline-level="3"><text:bookmark-start text:name="__RefHeading___Toc843_4036662199"/>Pemodelan<text:bookmark-end text:name="__RefHeading___Toc843_4036662199"/></text:h>
                </text:list-item>
              </text:list>
            </text:list-item>
          </text:list>
        </text:list-item>
      </text:list>
      <text:p text:style-name="P3">Pemodelan</text:p>
      <text:list xml:id="list8735023807" text:continue-numbering="true" text:style-name="SUB_20_BAB">
        <text:list-item>
          <text:list>
            <text:list-item>
              <text:list>
                <text:list-item>
                  <text:h text:style-name="P39" text:outline-level="3"><text:bookmark-start text:name="__RefHeading___Toc845_4036662199"/>perancangan sistem <text:bookmark-end text:name="__RefHeading___Toc845_4036662199"/></text:h>
                </text:list-item>
              </text:list>
            </text:list-item>
          </text:list>
        </text:list-item>
      </text:list>
      <text:list xml:id="list3106370735" text:style-name="ANAK_20_PASAL">
        <text:list-item>
          <text:p text:style-name="P28">Prototype</text:p>
        </text:list-item>
        <text:list-item>
          <text:p text:style-name="P28">Layout Program</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50%" fo:text-align="justify" style:justify-single-word="false" fo:text-indent="1.499cm" style:auto-text-indent="false" style:page-number="auto"/>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99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footer>
        <text:p text:style-name="MP2"><text:page-number text:select-page="current">8</text:page-number></text:p>
      </style:footer>
    </style:master-page>
    <style:master-page style:name="angka_20_romawi" style:display-name="angka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3:14:01.440358835</meta:creation-date>
    <dc:date>2019-12-10T23:51:23.116282683</dc:date>
    <meta:editing-duration>PT58M25S</meta:editing-duration>
    <meta:editing-cycles>13</meta:editing-cycles>
    <meta:generator>LibreOffice/6.3.3.2$Linux_X86_64 LibreOffice_project/30$Build-2</meta:generator>
    <meta:document-statistic meta:table-count="1" meta:image-count="0" meta:object-count="0" meta:page-count="12" meta:paragraph-count="82" meta:word-count="1391" meta:character-count="10267" meta:non-whitespace-character-count="8971"/>
  </office:meta>
</office:document-meta>
</file>